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dwaita Sans" svg:font-family="'Adwaita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paragraph-properties fo:text-align="start" style:justify-single-word="false"/>
      <style:text-properties style:font-name="Adwaita Sans"/>
    </style:style>
    <style:style style:name="P2" style:family="paragraph" style:parent-style-name="Subtitle">
      <style:paragraph-properties fo:text-align="start" style:justify-single-word="false"/>
      <style:text-properties style:font-name="Adwaita Sans" fo:font-size="14pt" style:font-size-asian="14pt" style:font-size-complex="14pt"/>
    </style:style>
    <style:style style:name="P3"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313131" loext:opacity="100%" style:text-line-through-style="none" style:text-line-through-type="none" style:font-name="Adwaita Sans" fo:font-size="11pt" fo:font-style="italic" style:text-underline-style="none" fo:font-weight="normal" style:text-blinking="false" fo:background-color="transparent" style:font-size-asian="11pt" style:font-style-asian="italic" style:font-size-complex="11pt" style:font-style-complex="italic"/>
    </style:style>
    <style:style style:name="P4"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313131" loext:opacity="100%" style:text-line-through-style="none" style:text-line-through-type="none" style:font-name="Adwaita Sans" fo:font-size="11pt" fo:font-style="normal" style:text-underline-style="none" fo:font-weight="normal" style:text-blinking="false" fo:background-color="transparent" style:font-size-asian="11pt" style:font-size-complex="11pt"/>
    </style:style>
    <style:style style:name="P5" style:family="paragraph" style:parent-style-name="Text_20_body">
      <style:text-properties style:font-name="Adwaita Sans" fo:font-size="11pt" style:font-size-asian="11pt" style:font-size-complex="11pt"/>
    </style:style>
    <style:style style:name="P6" style:family="paragraph" style:parent-style-name="D">
      <style:text-properties style:font-name="Adwaita Sans" fo:font-size="11pt" style:font-size-asian="11pt" style:font-size-complex="11pt"/>
    </style:style>
    <style:style style:name="T1" style:family="text">
      <style:text-properties fo:font-style="normal" fo:font-weight="normal"/>
    </style:style>
    <style:style style:name="T2" style:family="text">
      <style:text-properties style:text-position="super 58%" officeooo:rsid="0003fe43"/>
    </style:style>
    <style:style style:name="T3" style:family="text">
      <style:text-properties fo:font-variant="normal" fo:text-transform="none" fo:color="#313131" loext:opacity="100%" style:text-line-through-style="none" style:text-line-through-type="none" fo:font-style="normal" style:text-underline-style="none" fo:font-weight="normal" style:text-blinking="false" fo:background-color="transparent" loext:char-shading-value="0"/>
    </style:style>
    <style:style style:name="T4" style:family="text">
      <style:text-properties fo:font-variant="normal" fo:text-transform="none" fo:color="#313131" loext:opacity="100%" style:text-line-through-style="none" style:text-line-through-type="none" fo:font-style="normal" style:text-underline-style="none" fo:font-weight="normal" officeooo:rsid="0000d75d" style:text-blinking="false" fo:background-color="transparent" loext:char-shading-value="0"/>
    </style:style>
    <style:style style:name="T5" style:family="text">
      <style:text-properties fo:font-variant="normal" fo:text-transform="none" fo:color="#313131" loext:opacity="100%" style:text-line-through-style="none" style:text-line-through-type="none" style:text-position="super 58%" fo:font-style="normal" style:text-underline-style="none" fo:font-weight="normal" officeooo:rsid="0003fe43" style:text-blinking="false" fo:background-color="transparent" loext:char-shading-value="0"/>
    </style:style>
    <style:style style:name="T6" style:family="text">
      <style:text-properties fo:font-variant="normal" fo:text-transform="none" fo:color="#313131" loext:opacity="100%" fo:font-style="normal" style:text-underline-style="none" fo:font-weight="normal" fo:background-color="transparent" loext:char-shading-value="0"/>
    </style:style>
    <style:style style:name="T7" style:family="text">
      <style:text-properties fo:font-variant="normal" fo:text-transform="none" fo:color="#313131" loext:opacity="100%" style:text-line-through-style="none" style:text-line-through-type="none" style:text-underline-style="none" style:text-blinking="false" fo:background-color="transparent" loext:char-shading-value="0"/>
    </style:style>
    <style:style style:name="T8" style:family="text">
      <style:text-properties fo:font-variant="normal" fo:text-transform="none" fo:color="#313131" loext:opacity="100%" style:text-line-through-style="none" style:text-line-through-type="none" fo:font-style="normal" style:text-underline-style="none" fo:font-weight="normal" officeooo:rsid="00026588" style:text-blinking="false" fo:background-color="transparent" loext:char-shading-value="0"/>
    </style:style>
    <style:style style:name="T9"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e6c4404f-7fff-bf71-5738-37afe0d5b398"/>Prvotní hřích a problematika vědění v raně moderní Evropě</text:p>
      <text:p text:style-name="P2"><text:span text:style-name="T1">Peter Harrison<text:line-break/></text:span></text:p>
      <text:p text:style-name="P3">Ta filozofie, která nám byla předána od Adama není tím, co nás to učí. Učí nás tím to, co nám bylo předáno od hada. Protože již od prvotního hříchu je lidská mysl poněkud pohanská. To, společně s klamavostí našich smyslů, je tím, co přimělo lidstvo zbožňovat Slunce a doposud je univerzálním důvodem pro nepokoj lidské mysli a zkažení lidského srdce.</text:p>
      <text:p text:style-name="P4">- Nicolas Malebranche<text:span text:style-name="T2">1</text:span></text:p>
      <text:p text:style-name="P4"/>
      <text:p text:style-name="P5"><text:span text:style-name="T3">Bernard Fontenelle ve svém Éloge du Pere Malebranche, který přednesl před Pařížskou akademií věd 22. dubna 1716, převyprávěl příběh poněkud kontroverzního přechodu Nicolase Malebrancheho ke kartesianismu. Když ho jeho přátelé a kolegové kritizovali za jeho nově nalezenou přízeň k Descartovo ideám, Malebranche odpověděl otázkou: „Měl Adam </text:span><text:span text:style-name="T4">dokonalé poznání</text:span><text:span text:style-name="T3">?“ Kolegové se shodli, že ano. Malebranche odpověděl, že i on chtěl mít </text:span><text:span text:style-name="T4">to dokonalé poznání</text:span><text:span text:style-name="T3">, a že jeho pátrání po těchto znalostech nemohlo být naplněno následováním historických či kritických cest, kterými se vydali jeho kolegové, ale tím, že adaptuje postupy, které nabízí Descartes</text:span><text:span text:style-name="T5">2</text:span><text:span text:style-name="T3">. Pro Malebrancheho byla </text:span><text:span text:style-name="T6">K</text:span><text:span text:style-name="T3">artezianská metoda způsob jak v sedmnáctém století překonat limity upadlých intelektuálních možností potomků Adama, a tak znovu získat </text:span><text:span text:style-name="T6">bájné encyklopedické znalosti</text:span><text:span text:style-name="T7"> </text:span><text:span text:style-name="T3">prvního člověka.</text:span></text:p>
      <text:p text:style-name="P6"><text:span text:style-name="T3">Ambice obnovit Adamov</text:span><text:span text:style-name="T8">o poznání </text:span><text:span text:style-name="T3">byla častou motivací raně moderních filozofických projektů. Dříve v sedmnáctém století Francis Bacon ve svém díle  Novum Organum psal, že lidská nadvláda nad přírodou, o kterou přišel Adam při zhřešení, mohla být částečně navrácena pomocí věd: „Protože lidstvo při zhřešení nebylo připraveno jen o svou nevinnost, ale zároveň o svou nadvládu nad božím dílem.“ Morální ztráty lidské rasy mohly být do jisté míry navráceny pomocí „náboženství a víry“, Adamovy ztracené vědomosti a nadvláda, která to umožnila, zase pomocí „umění a věd“</text:span><text:span text:style-name="T5">3</text:span><text:span text:style-name="T3">. Baconova představa této obnovené znalosti přírody během období, které (poněkud předčasně) nazýval „posledními dny“, jistě podstatně pomohla legitimizovat cíle a metody nové přírodní filozofie. Program Královské společnosti v Londýně od jejího vzniku roku 1660 vskutku stál specificky na Baconovské rétorice obnovy těch lidských znalostí, kterých si </text:span><text:span text:style-name="T6">jednou dopřával </text:span><text:span text:style-name="T3">Adam. I když historikové, jako například Charles Webster, poukázali na to, jak mýtus perfektní originální filozofie motivoval snahy ke zlepšení vzdělání obecně, téměř žádná pozornost nebyla věnována způsobům, jak raně moderní pohledy na tento úpadek vědění přímo </text:span><text:span text:style-name="T8">pomáhaly utvářet</text:span><text:span text:style-name="T7"> </text:span><text:span text:style-name="T3">metody těch nových věd, ohraničily oblasti jejich zkoumání a dodaly argumentační střelivo proti tradičnímu vzdělávání</text:span><text:span text:style-name="T5">4</text:span><text:span text:style-name="T3">. Navíc většina komentujících následující Webstera, se limituje na Francise Bacona a Baconské ambice pozdějších reformátorů vědění v Anglii sedmnáctého století. V této práci navrhnu, že biblická narativa pádu lidstva hrála mnohem větší roli ve vývoji raně moderního vědění, jak v Anglii tak na Evropském kontinentu, než se dříve předpokládalo, a že </text:span><text:span text:style-name="T8">různé</text:span><text:span text:style-name="T7"> </text:span><text:span text:style-name="T3">strategie posouvání znalostí byly úzce spjaté s různými interpretacemi pádu a jeho </text:span><text:soft-page-break/><text:span text:style-name="T3">dopadu na lidskou mysl. Potvr</text:span><text:span text:style-name="T8">dit</text:span><text:span text:style-name="T3"> tohoto </text:span><text:span text:style-name="T6">tvrzení</text:span><text:span text:style-name="T7"> </text:span><text:span text:style-name="T3">by vyžadovalo více rozsáhlé bádání, než mi dovoluje rozsah, tato práce navrhne několik předběžných úvah, které by takovou tézi podporovaly a ukáže, jak biblická narativa pádu lidstva přímo </text:span><text:span text:style-name="T8">ovlivňovala</text:span><text:span text:style-name="T3"> </text:span><text:span text:style-name="T6">epistemiologické</text:span><text:span text:style-name="T7"> </text:span><text:span text:style-name="T3">projekty sedmnáctého století a pomohla vzniku několika </text:span><text:span text:style-name="T6">racionalistických</text:span><text:span text:style-name="T7"> </text:span><text:span text:style-name="T3">a </text:span><text:span text:style-name="T6">empiricistických</text:span><text:span text:style-name="T7"> </text:span><text:span text:style-name="T3">řešení.</text:span></text:p>
      <text:p text:style-name="P5"/>
      <text:p text:style-name="P6"><text:span text:style-name="T9">1 </text:span>Malebranche, Search after Truth, VI.ii.3, tr. and ed. Thomas M. Lennon and Paul J. Olscamp</text:p>
      <text:p text:style-name="P6">(Cambridge, 1997), 451.</text:p>
      <text:p text:style-name="P6"><text:span text:style-name="T9">2 </text:span>Malebranche, Oeuvres de Malebranche, ed. A. Robinet (20 vols.; Paris, 1958-68), XIX,</text:p>
      <text:p text:style-name="P6">1000.</text:p>
      <text:p text:style-name="P6"><text:span text:style-name="T9">3 </text:span>Bacon, Novum Organum, II.lii, in James Spedding, Robert Ellis, and Douglas Heath (eds.),</text:p>
      <text:p text:style-name="P6">The Works of Francis Bacon (14 vols.; London, 1857-74), IV, 247-48. Cf. Valerius Terminus,</text:p>
      <text:p text:style-name="P6">Works III, 222.</text:p>
      <text:p text:style-name="P6"><text:span text:style-name="T9">4 </text:span>Charles Webster, The Great Instauration: Science Medicine and Reform, 1626-1660 (Lon-</text:p>
      <text:p text:style-name="P6">don, 197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dwaita Sans" svg:font-family="'Adwaita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 style:family="paragraph" style:parent-style-name="Text_20_body"/>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13T19:12:59.568632136</meta:creation-date>
    <dc:date>2025-10-13T19:34:28.902295859</dc:date>
    <meta:editing-duration>PT21M29S</meta:editing-duration>
    <meta:editing-cycles>3</meta:editing-cycles>
    <meta:generator>LibreOffice/25.8.2.1$Linux_X86_64 LibreOffice_project/580$Build-1</meta:generator>
    <meta:document-statistic meta:table-count="0" meta:image-count="0" meta:object-count="0" meta:page-count="2" meta:paragraph-count="15" meta:word-count="568" meta:character-count="3924" meta:non-whitespace-character-count="3369"/>
  </office:meta>
</office:document-meta>
</file>